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/>
          <table:table-cell table:style-name="ce0"/>
          <table:table-cell table:style-name="ce0" office:value-type="string">
            <text:p>Station Master
“Ohhh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 darlings, but we can't move the
cars right 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all my precious coa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pinch it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woe is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folk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darling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 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